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736in" svg:stroke-color="#ffc000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3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736in" svg:stroke-color="#92d05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middle" draw:textarea-horizontal-align="center" draw:fill="solid" draw:fill-color="#bc451b" draw:opacity="100%" draw:stroke="solid" svg:stroke-width="0.01736in" svg:stroke-color="#89301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67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736in" svg:stroke-color="#ffc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bitmap" draw:fill-image-name="a56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21212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67" style:parent-style-name="Graphics">
      <style:graphic-properties draw:fill="none" draw:stroke="non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736in" svg:stroke-color="#00b0f0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ad9d7b" draw:opacity="100%" draw:stroke="solid" svg:stroke-width="0.01736in" svg:stroke-color="#7e725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00b0f0" draw:opacity="100%" draw:stroke="solid" svg:stroke-width="0.01736in" svg:stroke-color="#00b0f0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ad9d7b" draw:opacity="100%" draw:stroke="solid" svg:stroke-width="0.01736in" svg:stroke-color="#7e7259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draw:fill="none" draw:stroke="dash" draw:stroke-dash="a700" svg:stroke-width="0.04167in" svg:stroke-color="#b34119" svg:stroke-opacity="100%" svg:stroke-linecap="round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bc451b" draw:opacity="100%" draw:stroke="solid" svg:stroke-width="0.01736in" svg:stroke-color="#893011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solid" draw:fill-color="#bc451b" draw:opacity="100%" draw:stroke="solid" svg:stroke-width="0.01736in" svg:stroke-color="#89301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middle" draw:textarea-horizontal-align="center" draw:fill="solid" draw:fill-color="#bc451b" draw:opacity="100%" draw:stroke="solid" svg:stroke-width="0.01736in" svg:stroke-color="#89301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736in" svg:stroke-color="#ff0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bc451b" draw:opacity="100%" draw:stroke="solid" svg:stroke-width="0.01736in" svg:stroke-color="#893011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710">
      <style:graphic-properties draw:fill="none" draw:stroke="solid" svg:stroke-width="0.03125in" svg:stroke-color="#b34119" draw:marker-end="a709" svg:stroke-opacity="100%" svg:stroke-linecap="round"/>
    </style:style>
    <style:style style:family="graphic" style:name="a712">
      <style:graphic-properties draw:fill="none" draw:stroke="solid" svg:stroke-width="0.03125in" svg:stroke-color="#b34119" draw:marker-end="a711" svg:stroke-opacity="100%" svg:stroke-linecap="round"/>
    </style:style>
    <style:style style:family="graphic" style:name="a714">
      <style:graphic-properties draw:fill="none" draw:stroke="solid" svg:stroke-width="0.03125in" svg:stroke-color="#b34119" draw:marker-end="a713" svg:stroke-opacity="100%" svg:stroke-linecap="round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6">
      <style:drawing-page-properties draw:fill="bitmap" draw:fill-image-name="a5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7" style:parent-style-name="Graphics">
      <style:graphic-properties draw:fill="none" fo:clip="rect(0in, 13.84506in, 0in, 0in)" draw:stroke="non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736in" svg:stroke-color="#ff0000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6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>
      <style:graphic-properties draw:fill="none" draw:stroke="solid" svg:stroke-width="0.03125in" svg:stroke-color="#00b050" draw:marker-end="a656" svg:stroke-opacity="100%" svg:stroke-linecap="round"/>
    </style:style>
    <style:style style:family="text" style:name="a65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736in" svg:stroke-color="#92d05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736in" svg:stroke-color="#ffc000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63" draw:master-page-name="Master1-Layout1-title-Diapositive-de-titre" presentation:presentation-page-layout-name="Master1-PPL1" draw:id="Slide-256">
        <draw:custom-shape svg:x="0in" svg:y="0in" svg:width="13.33333in" svg:height="7.5in" draw:id="id117" draw:style-name="a566" draw:name="Rectangle 14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567" draw:name="Image 21" svg:x="1.33925in" svg:y="0.30786in" svg:width="11.38552in" svg:height="6.88427in" style:rel-width="scale" style:rel-height="scale">
          <draw:image xlink:href="media/image1.png" xlink:type="simple" xlink:show="embed" xlink:actuate="onLoad"/>
          <svg:title/>
          <svg:desc>Une image contenant intérieur, photo, table, assis

Description générée automatiquement</svg:desc>
        </draw:frame>
        <draw:frame draw:id="id119" draw:style-name="a570" draw:name="ZoneTexte 8" svg:x="4.03803in" svg:y="0.90358in" svg:width="1.04587in" svg:height="0.30293in">
          <draw:text-box>
            <text:p text:style-name="a569" text:class-names="" text:cond-style-name=""><text:span text:style-name="a568" text:class-names="">Chambres</text:span></text:p>
          </draw:text-box>
          <svg:title/>
          <svg:desc/>
        </draw:frame>
        <draw:frame draw:id="id120" draw:style-name="a574" draw:name="ZoneTexte 10" svg:x="3.57034in" svg:y="5.09327in" svg:width="0.69725in" svg:height="0.25244in">
          <draw:text-box>
            <text:p text:style-name="a573" text:class-names="" text:cond-style-name=""><text:span text:style-name="a571" text:class-names="">Entrepôt</text:span><text:span text:style-name="a572" text:class-names=""/></text:p>
          </draw:text-box>
          <svg:title/>
          <svg:desc/>
        </draw:frame>
        <draw:frame draw:id="id121" draw:style-name="a577" draw:name="ZoneTexte 11" svg:x="3.22171in" svg:y="3.75in" svg:width="1.04587in" svg:height="0.30293in">
          <draw:text-box>
            <text:p text:style-name="a576" text:class-names="" text:cond-style-name=""><text:span text:style-name="a575" text:class-names="">Secteur A</text:span></text:p>
          </draw:text-box>
          <svg:title/>
          <svg:desc/>
        </draw:frame>
        <draw:frame draw:id="id122" draw:style-name="a580" draw:name="ZoneTexte 13" svg:x="4.56096in" svg:y="3.85056in" svg:width="1.04587in" svg:height="0.30293in">
          <draw:text-box>
            <text:p text:style-name="a579" text:class-names="" text:cond-style-name=""><text:span text:style-name="a578" text:class-names="">Secteur A</text:span></text:p>
          </draw:text-box>
          <svg:title/>
          <svg:desc/>
        </draw:frame>
        <draw:frame draw:id="id123" draw:style-name="a584" draw:name="ZoneTexte 19" svg:x="4.81804in" svg:y="6.15885in" svg:width="0.69725in" svg:height="0.2861in">
          <draw:text-box>
            <text:p text:style-name="a583" text:class-names="" text:cond-style-name=""><text:span text:style-name="a581" text:class-names="">Bureau</text:span><text:span text:style-name="a582" text:class-names=""/></text:p>
          </draw:text-box>
          <svg:title/>
          <svg:desc/>
        </draw:frame>
      </draw:page>
      <draw:page draw:name="Slide4" draw:style-name="a586" draw:master-page-name="Master1-Layout1-title-Diapositive-de-titre" presentation:presentation-page-layout-name="Master1-PPL1" draw:id="Slide-259">
        <draw:frame draw:id="id124" draw:style-name="a587" draw:name="Image 21" svg:x="0.23833in" svg:y="0.2253in" svg:width="6.358in" svg:height="6.88427in" style:rel-width="scale" style:rel-height="scale">
          <draw:image xlink:href="media/image1.png" xlink:type="simple" xlink:show="embed" xlink:actuate="onLoad"/>
          <svg:title/>
          <svg:desc>Une image contenant intérieur, photo, table, assis

Description générée automatiquement</svg:desc>
        </draw:frame>
        <draw:frame draw:id="id125" draw:style-name="a590" draw:name="ZoneTexte 8" svg:x="2.93711in" svg:y="0.82101in" svg:width="1.04587in" svg:height="0.30293in">
          <draw:text-box>
            <text:p text:style-name="a589" text:class-names="" text:cond-style-name=""><text:span text:style-name="a588" text:class-names="">Chambres</text:span></text:p>
          </draw:text-box>
          <svg:title/>
          <svg:desc/>
        </draw:frame>
        <draw:frame draw:id="id126" draw:style-name="a594" draw:name="ZoneTexte 10" svg:x="2.46942in" svg:y="5.0107in" svg:width="0.69725in" svg:height="0.25244in">
          <draw:text-box>
            <text:p text:style-name="a593" text:class-names="" text:cond-style-name=""><text:span text:style-name="a591" text:class-names="">Entrepôt</text:span><text:span text:style-name="a592" text:class-names=""/></text:p>
          </draw:text-box>
          <svg:title/>
          <svg:desc/>
        </draw:frame>
        <draw:frame draw:id="id127" draw:style-name="a598" draw:name="ZoneTexte 19" svg:x="3.75354in" svg:y="6.12949in" svg:width="0.69725in" svg:height="0.2861in">
          <draw:text-box>
            <text:p text:style-name="a597" text:class-names="" text:cond-style-name=""><text:span text:style-name="a595" text:class-names="">Bureau</text:span><text:span text:style-name="a596" text:class-names=""/></text:p>
          </draw:text-box>
          <svg:title/>
          <svg:desc/>
        </draw:frame>
        <draw:frame draw:id="id128" draw:style-name="a601" draw:name="ZoneTexte 14" svg:x="3.09716in" svg:y="2.77002in" svg:width="1.55428in" svg:height="0.43757in">
          <draw:text-box>
            <text:p text:style-name="a600" text:class-names="" text:cond-style-name=""><text:span text:style-name="a599" text:class-names="">Secteur A</text:span></text:p>
          </draw:text-box>
          <svg:title/>
          <svg:desc/>
        </draw:frame>
        <draw:frame draw:id="id129" draw:style-name="a604" draw:name="ZoneTexte 17" svg:x="7.7758in" svg:y="0.27443in" svg:width="3.53061in" svg:height="0.40391in">
          <draw:text-box>
            <text:p text:style-name="a603" text:class-names="" text:cond-style-name=""><text:span text:style-name="a602" text:class-names="">OBJECTIFS :</text:span></text:p>
          </draw:text-box>
          <svg:title/>
          <svg:desc/>
        </draw:frame>
        <draw:frame draw:id="id130" draw:style-name="a625" draw:name="ZoneTexte 18" svg:x="7.13566in" svg:y="0.85615in" svg:width="5.21921in" svg:height="2.82734in">
          <draw:text-box>
            <text:list text:style-name="a608">
              <text:list-item>
                <text:p text:style-name="a607" text:class-names="" text:cond-style-name=""><text:span text:style-name="a605" text:class-names="">Trouver le code pour accéder à la salle de<text:s text:c="1"/></text:span><text:span text:style-name="a606" text:class-names="">maintenance.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  <text:list text:style-name="a615">
              <text:list-item>
                <text:p text:style-name="a614" text:class-names="" text:cond-style-name=""><text:span text:style-name="a612" text:class-names="">Rétablir les groupes électrogènes pour remettre le courant en trouvant des matériaux</text:span><text:span text:style-name="a613" text:class-names="">.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  <draw:custom-shape svg:x="3.28641in" svg:y="1.13394in" svg:width="0.26606in" svg:height="0.26606in" draw:id="id131" draw:style-name="a628" draw:name="Ellipse 20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32" draw:style-name="a632" draw:name="ZoneTexte 22" svg:x="5.35285in" svg:y="5.12009in" svg:width="0.78287in" svg:height="0.2861in">
          <draw:text-box>
            <text:p text:style-name="a631" text:class-names="" text:cond-style-name=""><text:span text:style-name="a629" text:class-names="">Réserve</text:span><text:span text:style-name="a630" text:class-names=""/></text:p>
          </draw:text-box>
          <svg:title/>
          <svg:desc/>
        </draw:frame>
        <draw:custom-shape svg:x="1.81595in" svg:y="3.15705in" svg:width="0.11927in" svg:height="0.12564in" draw:id="id133" draw:style-name="a635" draw:name="Rectangle 23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164in" svg:y="5.50042in" svg:width="0.27064in" svg:height="0.2851in" draw:id="id134" draw:style-name="a638" draw:name="Rectangle 24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draw:style-name="a641" draw:name="ZoneTexte 25" svg:x="6.66667in" svg:y="4.96877in" svg:width="1.67584in" svg:height="0.40391in">
          <draw:text-box>
            <text:p text:style-name="a640" text:class-names="" text:cond-style-name=""><text:span text:style-name="a639" text:class-names="">Légendes :</text:span></text:p>
          </draw:text-box>
          <svg:title/>
          <svg:desc/>
        </draw:frame>
        <draw:frame draw:id="id136" draw:style-name="a645" draw:name="ZoneTexte 26" svg:x="7.35228in" svg:y="5.49151in" svg:width="0.74677in" svg:height="0.30293in">
          <draw:text-box>
            <text:p text:style-name="a644" text:class-names="" text:cond-style-name=""><text:span text:style-name="a642" text:class-names="">Keypad</text:span><text:span text:style-name="a643" text:class-names=""/></text:p>
          </draw:text-box>
          <svg:title/>
          <svg:desc/>
        </draw:frame>
        <draw:custom-shape svg:x="4.58895in" svg:y="5.41854in" svg:width="0.16968in" svg:height="0.17875in" draw:id="id137" draw:style-name="a648" draw:name="Rectangle 2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163in" svg:y="5.95493in" svg:width="0.27064in" svg:height="0.2851in" draw:id="id138" draw:style-name="a651" draw:name="Rectangle 28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draw:style-name="a655" draw:name="ZoneTexte 29" svg:x="7.35228in" svg:y="5.93103in" svg:width="0.74677in" svg:height="0.30293in">
          <draw:text-box>
            <text:p text:style-name="a654" text:class-names="" text:cond-style-name=""><text:span text:style-name="a652" text:class-names="">Code</text:span><text:span text:style-name="a653" text:class-names=""/></text:p>
          </draw:text-box>
          <svg:title/>
          <svg:desc/>
        </draw:frame>
        <draw:connector draw:type="line" svg:x1="4.58895in" svg:y1="5.50791in" draw:start-shape="id137" draw:start-glue-point="3" svg:x2="1.93522in" svg:y2="3.21987in" draw:end-shape="id133" draw:end-glue-point="1" draw:id="id140" draw:style-name="a657" draw:name="Connecteur droit avec flèche 30">
          <svg:title/>
          <svg:desc/>
        </draw:connector>
        <draw:custom-shape svg:x="7.08163in" svg:y="6.40478in" svg:width="0.27064in" svg:height="0.2851in" draw:id="id141" draw:style-name="a660" draw:name="Rectangle 31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draw:style-name="a664" draw:name="ZoneTexte 32" svg:x="7.35839in" svg:y="6.38153in" svg:width="1.08869in" svg:height="0.30293in">
          <draw:text-box>
            <text:p text:style-name="a663" text:class-names="" text:cond-style-name=""><text:span text:style-name="a661" text:class-names="">Door Open</text:span><text:span text:style-name="a662" text:class-names=""/></text:p>
          </draw:text-box>
          <svg:title/>
          <svg:desc/>
        </draw:frame>
        <draw:custom-shape svg:x="3.76963in" svg:y="5.87283in" svg:width="0.64156in" svg:height="0.1605in" draw:id="id143" draw:style-name="a667" draw:name="Rectangle 33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962in" svg:y="5.37268in" svg:width="0.64156in" svg:height="0.1605in" draw:id="id144" draw:style-name="a670" draw:name="Rectangle 34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7362in" svg:y="2.0685in" svg:width="0.59601in" svg:height="0.11574in" draw:id="id145" draw:style-name="a673" draw:name="Rectangle 35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8163in" svg:y="6.81621in" svg:width="0.27064in" svg:height="0.2851in" draw:id="id146" draw:style-name="a676" draw:name="Rectangle 36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7" draw:style-name="a680" draw:name="ZoneTexte 37" svg:x="7.35839in" svg:y="6.79437in" svg:width="1.21407in" svg:height="0.30293in">
          <draw:text-box>
            <text:p text:style-name="a679" text:class-names="" text:cond-style-name=""><text:span text:style-name="a677" text:class-names="">Door Closed</text:span><text:span text:style-name="a678" text:class-names=""/></text:p>
          </draw:text-box>
          <svg:title/>
          <svg:desc/>
        </draw:frame>
        <draw:custom-shape svg:x="2.27265in" svg:y="3.99051in" svg:width="0.29358in" svg:height="0.12844in" draw:id="id148" draw:style-name="a683" draw:name="Rectangle 38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3921in" svg:y="5.52696in" svg:width="0.42408in" svg:height="0.18553in" draw:id="id149" draw:style-name="a686" draw:name="Rectangle 39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style-name="a690" draw:name="ZoneTexte 40" svg:x="9.58529in" svg:y="5.46827in" svg:width="1.72112in" svg:height="0.30293in">
          <draw:text-box>
            <text:p text:style-name="a689" text:class-names="" text:cond-style-name=""><text:span text:style-name="a687" text:class-names="">Groupe Electrogène</text:span><text:span text:style-name="a688" text:class-names=""/></text:p>
          </draw:text-box>
          <svg:title/>
          <svg:desc/>
        </draw:frame>
        <draw:custom-shape svg:x="2.97086in" svg:y="1.31589in" svg:width="0.31001in" svg:height="0.28827in" draw:id="id151" draw:style-name="a693" draw:name="Signe de multiplication 41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23520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  <draw:custom-shape svg:x="2.76049in" svg:y="3.04729in" svg:width="0.31001in" svg:height="0.28827in" draw:id="id152" draw:style-name="a696" draw:name="Signe de multiplication 42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23520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  <draw:custom-shape svg:x="3.67297in" svg:y="4.50516in" svg:width="0.31001in" svg:height="0.28827in" draw:id="id153" draw:style-name="a699" draw:name="Signe de multiplication 43">
          <svg:title/>
          <svg:desc/>
          <text:p text:style-name="a698" text:class-names="" text:cond-style-name=""><text:span text:style-name="a697" text:class-names="">²²</text:span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23520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  <draw:connector draw:type="line" svg:x1="3.13921in" svg:y1="3.464in" svg:x2="3.67297in" svg:y2="3.464in" draw:id="id154" draw:style-name="a701" draw:name="Connecteur droit 44">
          <svg:title/>
          <svg:desc/>
        </draw:connector>
        <draw:custom-shape svg:x="9.19624in" svg:y="5.95493in" svg:width="0.31001in" svg:height="0.28827in" draw:id="id155" draw:style-name="a704" draw:name="Signe de multiplication 45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path-stretchpoint-x="21600" draw:path-stretchpoint-y="21600" draw:type="non-primitive" svg:viewBox="0 0 21600 21600" draw:enhanced-path="M ?f59 ?f60 L ?f61 ?f62 ?f27 ?f73 ?f66 ?f62 ?f67 ?f60 ?f74 ?f26 ?f67 ?f69 ?f66 ?f70 ?f27 ?f76 ?f61 ?f70 ?f59 ?f69 ?f75 ?f26 Z N" draw:text-areas="?f59 ?f62 ?f67 ?f70" draw:glue-points="?f55 ?f56 ?f63 ?f56 ?f63 ?f64 ?f55 ?f64" draw:glue-point-leaving-directions="-270, -360, -90, -180" draw:modifiers="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* 0"/>
            <draw:equation draw:name="f12" draw:formula="23520"/>
            <draw:equation draw:name="f13" draw:formula="21600 * ?f7"/>
            <draw:equation draw:name="f14" draw:formula="21600 * ?f6"/>
            <draw:equation draw:name="f15" draw:formula="?f13 / ?f8"/>
            <draw:equation draw:name="f16" draw:formula="?f14 / ?f8"/>
            <draw:equation draw:name="f17" draw:formula="?f16 - ?f10"/>
            <draw:equation draw:name="f18" draw:formula="?f15 - ?f10"/>
            <draw:equation draw:name="f19" draw:formula="?f17 / 2"/>
            <draw:equation draw:name="f20" draw:formula="?f18 / 2"/>
            <draw:equation draw:name="f21" draw:formula="min(?f18, ?f17)"/>
            <draw:equation draw:name="f22" draw:formula="0 - ?f18"/>
            <draw:equation draw:name="f23" draw:formula="0 - ?f17"/>
            <draw:equation draw:name="f24" draw:formula="?f18 * ?f18"/>
            <draw:equation draw:name="f25" draw:formula="?f17 * ?f17"/>
            <draw:equation draw:name="f26" draw:formula="?f10 + ?f19"/>
            <draw:equation draw:name="f27" draw:formula="?f10 + ?f20"/>
            <draw:equation draw:name="f28" draw:formula="?f21 * ?f12"/>
            <draw:equation draw:name="f29" draw:formula="?f24 + ?f25"/>
            <draw:equation draw:name="f30" draw:formula="?f28 / 100000"/>
            <draw:equation draw:name="f31" draw:formula="atan2(?f22, ?f23)"/>
            <draw:equation draw:name="f32" draw:formula="0 - ?f31"/>
            <draw:equation draw:name="f33" draw:formula="?f32 * ?f0 / ?f9"/>
            <draw:equation draw:name="f34" draw:formula="?f33 - ?f1"/>
            <draw:equation draw:name="f35" draw:formula="?f29 + ?f11"/>
            <draw:equation draw:name="f36" draw:formula="sqrt(?f35)"/>
            <draw:equation draw:name="f37" draw:formula="?f36 * 51965"/>
            <draw:equation draw:name="f38" draw:formula="?f37 / 100000"/>
            <draw:equation draw:name="f39" draw:formula="?f36 - ?f38"/>
            <draw:equation draw:name="f40" draw:formula="?f34 + ?f1"/>
            <draw:equation draw:name="f41" draw:formula="?f40 * ?f9 / ?f0"/>
            <draw:equation draw:name="f42" draw:formula="0 - ?f41"/>
            <draw:equation draw:name="f43" draw:formula="cos(?f42)"/>
            <draw:equation draw:name="f44" draw:formula="0 - ?f43"/>
            <draw:equation draw:name="f45" draw:formula="?f44"/>
            <draw:equation draw:name="f46" draw:formula="sin(?f42)"/>
            <draw:equation draw:name="f47" draw:formula="0 - ?f46"/>
            <draw:equation draw:name="f48" draw:formula="?f47"/>
            <draw:equation draw:name="f49" draw:formula="tan(?f42)"/>
            <draw:equation draw:name="f50" draw:formula="1 / ?f49"/>
            <draw:equation draw:name="f51" draw:formula="?f48 * ?f39"/>
            <draw:equation draw:name="f52" draw:formula="?f45 * ?f39"/>
            <draw:equation draw:name="f53" draw:formula="?f45 * ?f30"/>
            <draw:equation draw:name="f54" draw:formula="?f48 * ?f30"/>
            <draw:equation draw:name="f55" draw:formula="?f51 / 2"/>
            <draw:equation draw:name="f56" draw:formula="?f52 / 2"/>
            <draw:equation draw:name="f57" draw:formula="?f53 / 2"/>
            <draw:equation draw:name="f58" draw:formula="?f54 / 2"/>
            <draw:equation draw:name="f59" draw:formula="?f55 - ?f57"/>
            <draw:equation draw:name="f60" draw:formula="?f56 + ?f58"/>
            <draw:equation draw:name="f61" draw:formula="?f55 + ?f57"/>
            <draw:equation draw:name="f62" draw:formula="?f56 - ?f58"/>
            <draw:equation draw:name="f63" draw:formula="?f15 - ?f55"/>
            <draw:equation draw:name="f64" draw:formula="?f16 - ?f56"/>
            <draw:equation draw:name="f65" draw:formula="?f27 - ?f61"/>
            <draw:equation draw:name="f66" draw:formula="?f15 - ?f61"/>
            <draw:equation draw:name="f67" draw:formula="?f15 - ?f59"/>
            <draw:equation draw:name="f68" draw:formula="?f26 - ?f60"/>
            <draw:equation draw:name="f69" draw:formula="?f16 - ?f60"/>
            <draw:equation draw:name="f70" draw:formula="?f16 - ?f62"/>
            <draw:equation draw:name="f71" draw:formula="?f65 * ?f50"/>
            <draw:equation draw:name="f72" draw:formula="?f68 / ?f50"/>
            <draw:equation draw:name="f73" draw:formula="?f71 + ?f62"/>
            <draw:equation draw:name="f74" draw:formula="?f67 - ?f72"/>
            <draw:equation draw:name="f75" draw:formula="?f59 + ?f72"/>
            <draw:equation draw:name="f76" draw:formula="?f16 - ?f73"/>
          </draw:enhanced-geometry>
        </draw:custom-shape>
        <draw:frame draw:id="id156" draw:style-name="a708" draw:name="ZoneTexte 46" svg:x="9.58529in" svg:y="5.92099in" svg:width="1.72112in" svg:height="0.30293in">
          <draw:text-box>
            <text:p text:style-name="a707" text:class-names="" text:cond-style-name=""><text:span text:style-name="a705" text:class-names="">Objectif</text:span><text:span text:style-name="a706" text:class-names=""/></text:p>
          </draw:text-box>
          <svg:title/>
          <svg:desc/>
        </draw:frame>
        <draw:connector draw:type="line" svg:x1="3.04532in" svg:y1="1.53492in" draw:start-shape="id151" draw:start-glue-point="7" svg:x2="2.41944in" svg:y2="3.99051in" draw:end-shape="id148" draw:end-glue-point="0" draw:id="id157" draw:style-name="a710" draw:name="Connecteur droit avec flèche 47">
          <svg:title/>
          <svg:desc/>
        </draw:connector>
        <draw:connector draw:type="line" svg:x1="2.83495in" svg:y1="3.26632in" draw:start-shape="id152" draw:start-glue-point="7" svg:x2="2.56623in" svg:y2="4.05473in" draw:end-shape="id148" draw:end-glue-point="1" draw:id="id158" draw:style-name="a712" draw:name="Connecteur droit avec flèche 48">
          <svg:title/>
          <svg:desc/>
        </draw:connector>
        <draw:connector draw:type="line" svg:x1="3.74743in" svg:y1="4.5744in" draw:start-shape="id153" draw:start-glue-point="4" svg:x2="2.41944in" svg:y2="4.11895in" draw:end-shape="id148" draw:end-glue-point="2" draw:id="id159" draw:style-name="a714" draw:name="Connecteur droit avec flèche 49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re et contenu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Titre de section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Deux contenus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aiso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re seul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Vide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u avec légende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Image avec légende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Image panoramique avec légende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itre et légende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Citation avec légende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Carte nom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3 colonnes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 colonnes d’image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itre et texte vertical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itre vertical et texte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562" xlink:href="media/image2.png" xlink:show="embed" xlink:actuate="onLoad"/>
    <draw:fill-image draw:name="a156" xlink:href="media/image2.png" xlink:show="embed" xlink:actuate="onLoad"/>
    <draw:fill-image draw:name="a331" xlink:href="media/image2.png" xlink:show="embed" xlink:actuate="onLoad"/>
    <draw:fill-image draw:name="a401" xlink:href="media/image2.png" xlink:show="embed" xlink:actuate="onLoad"/>
    <draw:fill-image draw:name="a496" xlink:href="media/image2.png" xlink:show="embed" xlink:actuate="onLoad"/>
    <draw:fill-image draw:name="a529" xlink:href="media/image2.png" xlink:show="embed" xlink:actuate="onLoad"/>
    <draw:fill-image draw:name="a441" xlink:href="media/image2.png" xlink:show="embed" xlink:actuate="onLoad"/>
    <draw:fill-image draw:name="a106" xlink:href="media/image2.png" xlink:show="embed" xlink:actuate="onLoad"/>
    <draw:fill-image draw:name="a216" xlink:href="media/image2.png" xlink:show="embed" xlink:actuate="onLoad"/>
    <draw:fill-image draw:name="a53" xlink:href="media/image2.png" xlink:show="embed" xlink:actuate="onLoad"/>
    <draw:fill-image draw:name="a0" xlink:href="media/image2.png" xlink:show="embed" xlink:actuate="onLoad"/>
    <draw:fill-image draw:name="a281" xlink:href="media/image2.png" xlink:show="embed" xlink:actuate="onLoad"/>
    <draw:fill-image draw:name="a244" xlink:href="media/image2.png" xlink:show="embed" xlink:actuate="onLoad"/>
    <draw:fill-image draw:name="a351" xlink:href="media/image2.png" xlink:show="embed" xlink:actuate="onLoad"/>
    <draw:fill-image draw:name="a585" xlink:href="media/image2.png" xlink:show="embed" xlink:actuate="onLoad"/>
    <draw:fill-image draw:name="a232" xlink:href="media/image2.png" xlink:show="embed" xlink:actuate="onLoad"/>
    <draw:fill-image draw:name="a86" xlink:href="media/image2.png" xlink:show="embed" xlink:actuate="onLoad"/>
    <draw:fill-image draw:name="a306" xlink:href="media/image2.png" xlink:show="embed" xlink:actuate="onLoad"/>
    <draw:fill-image draw:name="a33" xlink:href="media/image2.png" xlink:show="embed" xlink:actuate="onLoad"/>
    <draw:fill-image draw:name="a381" xlink:href="media/image2.png" xlink:show="embed" xlink:actuate="onLoad"/>
    <draw:marker draw:name="a709" svg:viewBox="0 0 20 30" svg:d="m10 0-10 30h20z"/>
    <draw:marker draw:name="a656" svg:viewBox="0 0 20 30" svg:d="m10 0-10 30h20z"/>
    <draw:marker draw:name="a711" svg:viewBox="0 0 20 30" svg:d="m10 0-10 30h20z"/>
    <draw:marker draw:name="a713" svg:viewBox="0 0 20 30" svg:d="m10 0-10 30h20z"/>
    <draw:stroke-dash draw:name="a700" draw:style="rect" draw:dots1="1" draw:dots1-length="0.04167in" draw:distance="0.04167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bitmap" draw:fill-image-name="a5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bitmap" draw:fill-image-name="a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bitmap" draw:fill-image-name="a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bitmap" draw:fill-image-name="a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2">
      <style:drawing-page-properties draw:fill="bitmap" draw:fill-image-name="a3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bitmap" draw:fill-image-name="a4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3" style:parent-style-name="Graphics">
      <style:graphic-properties draw:fill="none" draw:stroke="none"/>
    </style:style>
    <style:style style:family="graphic" style:name="a444" style:parent-style-name="Graphics">
      <style:graphic-properties draw:fill="none" draw:stroke="none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bitmap" draw:fill-image-name="a2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bitmap" draw:fill-image-name="a2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bitmap" draw:fill-image-name="a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 style:parent-style-name="Graphics">
      <style:graphic-properties draw:fill="none" draw:stroke="none"/>
    </style:style>
    <style:style style:family="graphic" style:name="a159" style:parent-style-name="Graphics">
      <style:graphic-properties draw:fill="none" draw:stroke="none"/>
    </style:style>
    <style:style style:family="text" style:name="a2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bitmap" draw:fill-image-name="a3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bitmap" draw:fill-image-name="a4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2">
      <style:drawing-page-properties draw:fill="bitmap" draw:fill-image-name="a28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3" style:parent-style-name="Graphics">
      <style:graphic-properties draw:fill="none" draw:stroke="none"/>
    </style:style>
    <style:style style:family="text" style:name="a2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bitmap" draw:fill-image-name="a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bitmap" draw:fill-image-name="a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bitmap" draw:fill-image-name="a4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bitmap" draw:fill-image-name="a3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graphic" style:name="a308" style:parent-style-name="Graphics">
      <style:graphic-properties draw:fill="none" draw:stroke="none"/>
    </style:style>
    <style:style style:family="text" style:name="a4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fr" fo:country="FR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text:list-style style:name="a123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3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0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0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9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5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9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9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4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3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4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51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3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6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20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0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9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5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4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7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7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8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rdoise" style:page-layout-name="pageLayout1" draw:style-name="a1">
      <draw:frame draw:id="id0" presentation:style-name="a5" draw:name="Title Placeholder 1" svg:x="0.99934in" svg:y="0.66667in" svg:width="11.32301in" svg:height="1.0613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1" presentation:style-name="a22" draw:name="Text Placeholder 2" svg:x="0.99934in" svg:y="1.89463in" svg:width="11.32301in" svg:height="4.438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8.39757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0/5/2020</text:date></text:span></text:p>
        </draw:text-box>
        <svg:title/>
        <svg:desc/>
      </draw:frame>
      <draw:frame draw:id="id3" presentation:style-name="a29" draw:name="Footer Placeholder 4" svg:x="0.99934in" svg:y="6.43403in" svg:width="7.29753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2" draw:name="Slide Number Placeholder 5" svg:x="11.49826in" svg:y="6.43403in" svg:width="0.82409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le 1" svg:x="1.49901in" svg:y="1.93519in" svg:width="10.32375in" svg:height="2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ubtitle 2" svg:x="1.49901in" svg:y="3.93519in" svg:width="10.32375in" svg:height="1.14815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6" draw:name="Date Placeholder 3" svg:x="8.39757in" svg:y="6.43403in" svg:width="3in" svg:height="0.39931in" presentation:class="date-time" presentation:placeholder="false">
        <draw:text-box>
          <text:p text:style-name="a45" text:class-names="" text:cond-style-name=""><text:span text:style-name="a43" text:class-names=""><text:date text:fixed="false" style:data-style-name="a44">10/5/2020</text:date></text:span></text:p>
        </draw:text-box>
        <svg:title/>
        <svg:desc/>
      </draw:frame>
      <draw:frame draw:id="id8" presentation:style-name="a49" draw:name="Footer Placeholder 4" svg:x="0.99934in" svg:y="6.43403in" svg:width="7.29753in" svg:height="0.39931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9" presentation:style-name="a52" draw:name="Slide Number Placeholder 5" svg:x="11.49826in" svg:y="6.43403in" svg:width="0.82409in" svg:height="0.39931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4">
      <draw:frame draw:id="id10" presentation:style-name="a58" draw:name="Title 1" svg:x="0.99934in" svg:y="0.66667in" svg:width="11.32301in" svg:height="1.0613in" presentation:class="title" presentation:placeholder="false">
        <draw:text-box>
          <text:p text:style-name="a57" text:class-names="" text:cond-style-name=""><text:span text:style-name="a55" text:class-names="">Modifiez le style du titre</text:span><text:span text:style-name="a56" text:class-names=""/></text:p>
        </draw:text-box>
        <svg:title/>
        <svg:desc/>
      </draw:frame>
      <draw:frame draw:id="id11" presentation:style-name="a75" draw:name="Content Placeholder 2" svg:x="0.99934in" svg:y="1.89463in" svg:width="11.32301in" svg:height="4.4387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Cliquez pour modifier les styles du texte du masque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Deuxième niveau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Cinquième niveau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9" draw:name="Date Placeholder 3" svg:x="8.39757in" svg:y="6.43403in" svg:width="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0/5/2020</text:date></text:span></text:p>
        </draw:text-box>
        <svg:title/>
        <svg:desc/>
      </draw:frame>
      <draw:frame draw:id="id13" presentation:style-name="a82" draw:name="Footer Placeholder 4" svg:x="0.99934in" svg:y="6.43403in" svg:width="7.29753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4" presentation:style-name="a85" draw:name="Slide Number Placeholder 5" svg:x="11.49826in" svg:y="6.43403in" svg:width="0.82409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7">
      <draw:frame draw:id="id15" presentation:style-name="a91" draw:name="Title 1" svg:x="1.41667in" svg:y="1.92593in" svg:width="10.48835in" svg:height="2.00001in" presentation:class="title" presentation:placeholder="false">
        <draw:text-box>
          <text:p text:style-name="a90" text:class-names="" text:cond-style-name=""><text:span text:style-name="a88" text:class-names="">Modifiez le style du titre</text:span><text:span text:style-name="a89" text:class-names=""/></text:p>
        </draw:text-box>
        <svg:title/>
        <svg:desc/>
      </draw:frame>
      <draw:frame draw:id="id16" presentation:style-name="a95" draw:name="Text Placeholder 2" svg:x="1.41667in" svg:y="3.92594in" svg:width="10.48835in" svg:height="1.64813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99" draw:name="Date Placeholder 3" svg:x="8.39757in" svg:y="6.43403in" svg:width="3in" svg:height="0.39931in" presentation:class="date-time" presentation:placeholder="false">
        <draw:text-box>
          <text:p text:style-name="a98" text:class-names="" text:cond-style-name=""><text:span text:style-name="a96" text:class-names=""><text:date text:fixed="false" style:data-style-name="a97">10/5/2020</text:date></text:span></text:p>
        </draw:text-box>
        <svg:title/>
        <svg:desc/>
      </draw:frame>
      <draw:frame draw:id="id18" presentation:style-name="a102" draw:name="Footer Placeholder 4" svg:x="0.99934in" svg:y="6.43403in" svg:width="7.29753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5" draw:name="Slide Number Placeholder 5" svg:x="11.49826in" svg:y="6.43403in" svg:width="0.82409in" svg:height="0.39931in" presentation:class="page-number" presentation:placeholder="false">
        <draw:text-box>
          <text:p text:style-name="a104" text:class-names="" text:cond-style-name=""><text:span text:style-name="a103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7">
      <draw:frame draw:id="id20" presentation:style-name="a111" draw:name="Title 1" svg:x="0.99934in" svg:y="0.66667in" svg:width="11.32301in" svg:height="1.0613in" presentation:class="title" presentation:placeholder="false">
        <draw:text-box>
          <text:p text:style-name="a110" text:class-names="" text:cond-style-name=""><text:span text:style-name="a108" text:class-names="">Modifiez le style du titre</text:span><text:span text:style-name="a109" text:class-names=""/></text:p>
        </draw:text-box>
        <svg:title/>
        <svg:desc/>
      </draw:frame>
      <draw:frame draw:id="id21" presentation:style-name="a128" draw:name="Content Placeholder 2" svg:x="0.99934in" svg:y="1.89463in" svg:width="5.53423in" svg:height="4.4387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Cliquez pour modifier les styles du texte du masque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Deuxième niveau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Cinquième niveau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5" draw:name="Content Placeholder 3" svg:x="6.78357in" svg:y="1.89463in" svg:width="5.53878in" svg:height="4.4387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quez pour modifier les styles du texte du masque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Deuxième niveau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Cinquième niveau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9" draw:name="Date Placeholder 4" svg:x="8.39757in" svg:y="6.43403in" svg:width="3in" svg:height="0.39931in" presentation:class="date-time" presentation:placeholder="false">
        <draw:text-box>
          <text:p text:style-name="a148" text:class-names="" text:cond-style-name=""><text:span text:style-name="a146" text:class-names=""><text:date text:fixed="false" style:data-style-name="a147">10/5/2020</text:date></text:span></text:p>
        </draw:text-box>
        <svg:title/>
        <svg:desc/>
      </draw:frame>
      <draw:frame draw:id="id24" presentation:style-name="a152" draw:name="Footer Placeholder 5" svg:x="0.99934in" svg:y="6.43403in" svg:width="7.29753in" svg:height="0.39931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5" presentation:style-name="a155" draw:name="Slide Number Placeholder 6" svg:x="11.49826in" svg:y="6.43403in" svg:width="0.82409in" svg:height="0.39931in" presentation:class="page-number" presentation:placeholder="false">
        <draw:text-box>
          <text:p text:style-name="a154" text:class-names="" text:cond-style-name=""><text:span text:style-name="a15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7">
      <draw:frame draw:id="id26" draw:style-name="a158" draw:name="Picture 19" svg:x="0.99934in" svg:y="1.89688in" svg:width="5.56548in" svg:height="4.53715in" style:rel-width="scale" style:rel-height="scale">
        <draw:image xlink:href="media/image3.png" xlink:type="simple" xlink:show="embed" xlink:actuate="onLoad"/>
        <svg:title/>
        <svg:desc>Slate-V2-HD-compPhotoInset.png</svg:desc>
      </draw:frame>
      <draw:frame draw:id="id27" draw:style-name="a159" draw:name="Picture 20" svg:x="6.75687in" svg:y="1.89688in" svg:width="5.56548in" svg:height="4.53715in" style:rel-width="scale" style:rel-height="scale">
        <draw:image xlink:href="media/image3.png" xlink:type="simple" xlink:show="embed" xlink:actuate="onLoad"/>
        <svg:title/>
        <svg:desc>Slate-V2-HD-compPhotoInset.png</svg:desc>
      </draw:frame>
      <draw:frame draw:id="id28" presentation:style-name="a163" draw:name="Title 1" svg:x="0.99934in" svg:y="0.66667in" svg:width="11.32301in" svg:height="1.0613in" presentation:class="title" presentation:placeholder="false">
        <draw:text-box>
          <text:p text:style-name="a162" text:class-names="" text:cond-style-name=""><text:span text:style-name="a160" text:class-names="">Modifiez le style du titre</text:span><text:span text:style-name="a161" text:class-names=""/></text:p>
        </draw:text-box>
        <svg:title/>
        <svg:desc/>
      </draw:frame>
      <draw:frame draw:id="id29" presentation:style-name="a167" draw:name="Text Placeholder 2" svg:x="1.10003in" svg:y="2.00706in" svg:width="5.33283in" svg:height="0.59589in" presentation:class="outline" presentation:placeholder="false">
        <draw:text-box>
          <text:list text:style-name="a166">
            <text:list-item>
              <text:p text:style-name="a165" text:class-names="" text:cond-style-name=""><text:span text:style-name="a164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Content Placeholder 3" svg:x="1.10003in" svg:y="2.60295in" svg:width="5.33283in" svg:height="3.73038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z pour modifier les styles du texte du masque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Deuxième niveau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Cinquième niveau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Text Placeholder 4" svg:x="6.88426in" svg:y="2.00706in" svg:width="5.3536in" svg:height="0.59589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quez pour modifier les styles du texte du masque</text:span></text:p>
            </text:list-item>
          </text:list>
        </draw:text-box>
        <svg:title/>
        <svg:desc/>
      </draw:frame>
      <draw:frame draw:id="id32" presentation:style-name="a205" draw:name="Content Placeholder 5" svg:x="6.88426in" svg:y="2.60295in" svg:width="5.3536in" svg:height="3.73038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quez pour modifier les styles du texte du masque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Deuxième niveau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Cinquième niveau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9" draw:name="Date Placeholder 6" svg:x="8.39757in" svg:y="6.43403in" svg:width="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0/5/2020</text:date></text:span></text:p>
        </draw:text-box>
        <svg:title/>
        <svg:desc/>
      </draw:frame>
      <draw:frame draw:id="id34" presentation:style-name="a212" draw:name="Footer Placeholder 7" svg:x="0.99934in" svg:y="6.43403in" svg:width="7.29753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5" presentation:style-name="a215" draw:name="Slide Number Placeholder 8" svg:x="11.49826in" svg:y="6.43403in" svg:width="0.82409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17">
      <draw:frame draw:id="id36" presentation:style-name="a221" draw:name="Title 1" svg:x="0.99934in" svg:y="0.66667in" svg:width="11.32301in" svg:height="1.0613in" presentation:class="title" presentation:placeholder="false">
        <draw:text-box>
          <text:p text:style-name="a220" text:class-names="" text:cond-style-name=""><text:span text:style-name="a218" text:class-names="">Modifiez le style du titre</text:span><text:span text:style-name="a219" text:class-names=""/></text:p>
        </draw:text-box>
        <svg:title/>
        <svg:desc/>
      </draw:frame>
      <draw:frame draw:id="id37" presentation:style-name="a225" draw:name="Date Placeholder 2" svg:x="8.39757in" svg:y="6.43403in" svg:width="3in" svg:height="0.39931in" presentation:class="date-time" presentation:placeholder="false">
        <draw:text-box>
          <text:p text:style-name="a224" text:class-names="" text:cond-style-name=""><text:span text:style-name="a222" text:class-names=""><text:date text:fixed="false" style:data-style-name="a223">10/5/2020</text:date></text:span></text:p>
        </draw:text-box>
        <svg:title/>
        <svg:desc/>
      </draw:frame>
      <draw:frame draw:id="id38" presentation:style-name="a228" draw:name="Footer Placeholder 3" svg:x="0.99934in" svg:y="6.43403in" svg:width="7.29753in" svg:height="0.39931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9" presentation:style-name="a231" draw:name="Slide Number Placeholder 4" svg:x="11.49826in" svg:y="6.43403in" svg:width="0.82409in" svg:height="0.39931in" presentation:class="page-number" presentation:placeholder="false">
        <draw:text-box>
          <text:p text:style-name="a230" text:class-names="" text:cond-style-name=""><text:span text:style-name="a229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33">
      <draw:frame draw:id="id40" presentation:style-name="a237" draw:name="Date Placeholder 1" svg:x="8.39757in" svg:y="6.43403in" svg:width="3in" svg:height="0.39931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10/5/2020</text:date></text:span></text:p>
        </draw:text-box>
        <svg:title/>
        <svg:desc/>
      </draw:frame>
      <draw:frame draw:id="id41" presentation:style-name="a240" draw:name="Footer Placeholder 2" svg:x="0.99934in" svg:y="6.43403in" svg:width="7.29753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2" presentation:style-name="a243" draw:name="Slide Number Placeholder 3" svg:x="11.49826in" svg:y="6.43403in" svg:width="0.82409in" svg:height="0.39931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45">
      <draw:frame draw:id="id43" presentation:style-name="a249" draw:name="Title 1" svg:x="0.99934in" svg:y="0.66667in" svg:width="4.0539in" svg:height="1.99247in" presentation:class="title" presentation:placeholder="false">
        <draw:text-box>
          <text:p text:style-name="a248" text:class-names="" text:cond-style-name=""><text:span text:style-name="a246" text:class-names="">Modifiez le style du titre</text:span><text:span text:style-name="a247" text:class-names=""/></text:p>
        </draw:text-box>
        <svg:title/>
        <svg:desc/>
      </draw:frame>
      <draw:frame draw:id="id44" presentation:style-name="a266" draw:name="Content Placeholder 2" svg:x="5.31018in" svg:y="0.66667in" svg:width="7.01217in" svg:height="5.66667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quez pour modifier les styles du texte du masque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Deuxième niveau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2" text:class-names="">Cinquième niveau</text:span><text:span text:style-name="a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0" draw:name="Text Placeholder 3" svg:x="0.99934in" svg:y="2.65914in" svg:width="4.0539in" svg:height="3.67419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quez pour modifier les styles du texte du masque</text:span></text:p>
            </text:list-item>
          </text:list>
        </draw:text-box>
        <svg:title/>
        <svg:desc/>
      </draw:frame>
      <draw:frame draw:id="id46" presentation:style-name="a274" draw:name="Date Placeholder 4" svg:x="8.39757in" svg:y="6.43403in" svg:width="3in" svg:height="0.39931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0/5/2020</text:date></text:span></text:p>
        </draw:text-box>
        <svg:title/>
        <svg:desc/>
      </draw:frame>
      <draw:frame draw:id="id47" presentation:style-name="a277" draw:name="Footer Placeholder 5" svg:x="0.99934in" svg:y="6.43403in" svg:width="7.29753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8" presentation:style-name="a280" draw:name="Slide Number Placeholder 6" svg:x="11.49826in" svg:y="6.43403in" svg:width="0.82409in" svg:height="0.39931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82">
      <draw:frame draw:id="id49" draw:style-name="a283" draw:name="Picture 21" svg:x="7.97645in" svg:y="0.66667in" svg:width="3.91969in" svg:height="5.69207in" style:rel-width="scale" style:rel-height="scale">
        <draw:image xlink:href="media/image4.png" xlink:type="simple" xlink:show="embed" xlink:actuate="onLoad"/>
        <svg:title/>
        <svg:desc>Slate-V2-HD-vertPhotoInset.png</svg:desc>
      </draw:frame>
      <draw:frame draw:id="id50" presentation:style-name="a287" draw:name="Title 1" svg:x="0.99934in" svg:y="0.66702in" svg:width="6.49054in" svg:height="2.00059in" presentation:class="title" presentation:placeholder="false">
        <draw:text-box>
          <text:p text:style-name="a286" text:class-names="" text:cond-style-name=""><text:span text:style-name="a284" text:class-names="">Modifiez le style du titre</text:span><text:span text:style-name="a285" text:class-names=""/></text:p>
        </draw:text-box>
        <svg:title/>
        <svg:desc/>
      </draw:frame>
      <draw:frame draw:id="id51" presentation:style-name="a291" draw:name="Picture Placeholder 2" svg:x="8.13927in" svg:y="0.83519in" svg:width="3.5824in" svg:height="5.37273in" presentation:class="graphic" presentation:placeholder="false">
        <draw:text-box>
          <text:p text:style-name="a290" text:class-names="" text:cond-style-name=""><text:span text:style-name="a288" text:class-names="">Cliquez sur l'icône pour ajouter une image</text:span><text:span text:style-name="a289" text:class-names=""/></text:p>
        </draw:text-box>
        <svg:title/>
        <svg:desc/>
      </draw:frame>
      <draw:frame draw:id="id52" presentation:style-name="a295" draw:name="Text Placeholder 3" svg:x="0.99934in" svg:y="2.66761in" svg:width="6.49054in" svg:height="3.69219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quez pour modifier les styles du texte du masque</text:span></text:p>
            </text:list-item>
          </text:list>
        </draw:text-box>
        <svg:title/>
        <svg:desc/>
      </draw:frame>
      <draw:frame draw:id="id53" presentation:style-name="a299" draw:name="Date Placeholder 4" svg:x="8.39757in" svg:y="6.43403in" svg:width="3in" svg:height="0.39931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10/5/2020</text:date></text:span></text:p>
        </draw:text-box>
        <svg:title/>
        <svg:desc/>
      </draw:frame>
      <draw:frame draw:id="id54" presentation:style-name="a302" draw:name="Footer Placeholder 5" svg:x="0.99934in" svg:y="6.43403in" svg:width="7.29753in" svg:height="0.39931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55" presentation:style-name="a305" draw:name="Slide Number Placeholder 6" svg:x="11.49826in" svg:y="6.43403in" svg:width="0.82409in" svg:height="0.39931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07">
      <draw:frame draw:id="id56" draw:style-name="a308" draw:name="Picture 15" svg:x="1.1088in" svg:y="0.59909in" svg:width="11.09121in" svg:height="4.17411in" style:rel-width="scale" style:rel-height="scale">
        <draw:image xlink:href="media/image5.png" xlink:type="simple" xlink:show="embed" xlink:actuate="onLoad"/>
        <svg:title/>
        <svg:desc>Slate-V2-HD-panoPhotoInset.png</svg:desc>
      </draw:frame>
      <draw:frame draw:id="id57" presentation:style-name="a312" draw:name="Title 1" svg:x="0.99935in" svg:y="4.99262in" svg:width="11.32472in" svg:height="0.59435in" presentation:class="title" presentation:placeholder="false">
        <draw:text-box>
          <text:p text:style-name="a311" text:class-names="" text:cond-style-name=""><text:span text:style-name="a309" text:class-names="">Modifiez le style du titre</text:span><text:span text:style-name="a310" text:class-names=""/></text:p>
        </draw:text-box>
        <svg:title/>
        <svg:desc/>
      </draw:frame>
      <draw:frame draw:id="id58" presentation:style-name="a316" draw:name="Picture Placeholder 2" svg:x="1.27882in" svg:y="0.76007in" svg:width="10.767in" svg:height="3.85572in" presentation:class="graphic" presentation:placeholder="false">
        <draw:text-box>
          <text:p text:style-name="a315" text:class-names="" text:cond-style-name=""><text:span text:style-name="a313" text:class-names="">Cliquez sur l'icône pour ajouter une image</text:span><text:span text:style-name="a314" text:class-names=""/></text:p>
        </draw:text-box>
        <svg:title/>
        <svg:desc/>
      </draw:frame>
      <draw:frame draw:id="id59" presentation:style-name="a320" draw:name="Text Placeholder 3" svg:x="0.99934in" svg:y="5.58697in" svg:width="11.32301in" svg:height="0.74636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</draw:text-box>
        <svg:title/>
        <svg:desc/>
      </draw:frame>
      <draw:frame draw:id="id60" presentation:style-name="a324" draw:name="Date Placeholder 4" svg:x="8.39757in" svg:y="6.43403in" svg:width="3in" svg:height="0.39931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10/5/2020</text:date></text:span></text:p>
        </draw:text-box>
        <svg:title/>
        <svg:desc/>
      </draw:frame>
      <draw:frame draw:id="id61" presentation:style-name="a327" draw:name="Footer Placeholder 5" svg:x="0.99934in" svg:y="6.43403in" svg:width="7.29753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62" presentation:style-name="a330" draw:name="Slide Number Placeholder 6" svg:x="11.49826in" svg:y="6.43403in" svg:width="0.82409in" svg:height="0.39931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11-cust-Titre-et-légende" style:page-layout-name="pageLayout1" draw:style-name="a332">
      <draw:frame draw:id="id63" presentation:style-name="a336" draw:name="Title 1" svg:x="0.99934in" svg:y="0.66539in" svg:width="11.32301in" svg:height="3.86521in" presentation:class="title" presentation:placeholder="false">
        <draw:text-box>
          <text:p text:style-name="a335" text:class-names="" text:cond-style-name=""><text:span text:style-name="a333" text:class-names="">Modifiez le style du titre</text:span><text:span text:style-name="a334" text:class-names=""/></text:p>
        </draw:text-box>
        <svg:title/>
        <svg:desc/>
      </draw:frame>
      <draw:frame draw:id="id64" presentation:style-name="a340" draw:name="Text Placeholder 3" svg:x="0.99934in" svg:y="4.69727in" svg:width="11.32301in" svg:height="1.64242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quez pour modifier les styles du texte du masque</text:span></text:p>
            </text:list-item>
          </text:list>
        </draw:text-box>
        <svg:title/>
        <svg:desc/>
      </draw:frame>
      <draw:frame draw:id="id65" presentation:style-name="a344" draw:name="Date Placeholder 4" svg:x="8.39757in" svg:y="6.43403in" svg:width="3in" svg:height="0.3993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10/5/2020</text:date></text:span></text:p>
        </draw:text-box>
        <svg:title/>
        <svg:desc/>
      </draw:frame>
      <draw:frame draw:id="id66" presentation:style-name="a347" draw:name="Footer Placeholder 5" svg:x="0.99934in" svg:y="6.43403in" svg:width="7.29753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67" presentation:style-name="a350" draw:name="Slide Number Placeholder 6" svg:x="11.49826in" svg:y="6.43403in" svg:width="0.82409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</style:master-page>
    <style:master-page style:name="Master1-Layout12-cust-Citation-avec-légende" style:page-layout-name="pageLayout1" draw:style-name="a352">
      <draw:frame draw:id="id68" presentation:style-name="a356" draw:name="Title 1" svg:x="1.5816in" svg:y="0.66667in" svg:width="10.17361in" svg:height="3.27308in" presentation:class="title" presentation:placeholder="false">
        <draw:text-box>
          <text:p text:style-name="a355" text:class-names="" text:cond-style-name=""><text:span text:style-name="a353" text:class-names="">Modifiez le style du titre</text:span><text:span text:style-name="a354" text:class-names=""/></text:p>
        </draw:text-box>
        <svg:title/>
        <svg:desc/>
      </draw:frame>
      <draw:frame draw:id="id69" presentation:style-name="a360" draw:name="Text Placeholder 3" svg:x="1.88172in" svg:y="3.94798in" svg:width="9.57163in" svg:height="0.58262in" presentation:class="outline" presentation:placeholder="false">
        <draw:text-box>
          <text:list text:style-name="a359">
            <text:list-item>
              <text:p text:style-name="a358" text:class-names="" text:cond-style-name=""><text:span text:style-name="a357" text:class-names="">Cliquez pour modifier les styles du texte du masque</text:span></text:p>
            </text:list-item>
          </text:list>
        </draw:text-box>
        <svg:title/>
        <svg:desc/>
      </draw:frame>
      <draw:frame draw:id="id70" presentation:style-name="a364" draw:name="Text Placeholder 3" svg:x="0.99934in" svg:y="4.7073in" svg:width="11.32301in" svg:height="1.62893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quez pour modifier les styles du texte du masque</text:span></text:p>
            </text:list-item>
          </text:list>
        </draw:text-box>
        <svg:title/>
        <svg:desc/>
      </draw:frame>
      <draw:frame draw:id="id71" presentation:style-name="a368" draw:name="Date Placeholder 4" svg:x="8.39757in" svg:y="6.43403in" svg:width="3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10/5/2020</text:date></text:span></text:p>
        </draw:text-box>
        <svg:title/>
        <svg:desc/>
      </draw:frame>
      <draw:frame draw:id="id72" presentation:style-name="a371" draw:name="Footer Placeholder 5" svg:x="0.99934in" svg:y="6.43403in" svg:width="7.29753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73" presentation:style-name="a374" draw:name="Slide Number Placeholder 6" svg:x="11.49826in" svg:y="6.43403in" svg:width="0.82409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draw:frame draw:id="id74" draw:style-name="a377" draw:name="TextBox 10" svg:x="1.08333in" svg:y="0.96762in" svg:width="0.66667in" svg:height="0.63952in">
        <draw:text-box>
          <text:p text:style-name="a376" text:class-names="" text:cond-style-name=""><text:span text:style-name="a375" text:class-names="">“</text:span></text:p>
        </draw:text-box>
        <svg:title/>
        <svg:desc/>
      </draw:frame>
      <draw:frame draw:id="id75" draw:style-name="a380" draw:name="TextBox 12" svg:x="11.4881in" svg:y="3.20238in" svg:width="0.66667in" svg:height="0.63952in">
        <draw:text-box>
          <text:p text:style-name="a379" text:class-names="" text:cond-style-name=""><text:span text:style-name="a378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382">
      <draw:frame draw:id="id76" presentation:style-name="a386" draw:name="Title 1" svg:x="0.99934in" svg:y="2.32605in" svg:width="11.32301in" svg:height="2.74698in" presentation:class="title" presentation:placeholder="false">
        <draw:text-box>
          <text:p text:style-name="a385" text:class-names="" text:cond-style-name=""><text:span text:style-name="a383" text:class-names="">Modifiez le style du titre</text:span><text:span text:style-name="a384" text:class-names=""/></text:p>
        </draw:text-box>
        <svg:title/>
        <svg:desc/>
      </draw:frame>
      <draw:frame draw:id="id77" presentation:style-name="a390" draw:name="Text Placeholder 3" svg:x="0.99933in" svg:y="5.08591in" svg:width="11.3213in" svg:height="1.2474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quez pour modifier les styles du texte du masque</text:span></text:p>
            </text:list-item>
          </text:list>
        </draw:text-box>
        <svg:title/>
        <svg:desc/>
      </draw:frame>
      <draw:frame draw:id="id78" presentation:style-name="a394" draw:name="Date Placeholder 4" svg:x="8.39757in" svg:y="6.43403in" svg:width="3in" svg:height="0.39931in" presentation:class="date-time" presentation:placeholder="false">
        <draw:text-box>
          <text:p text:style-name="a393" text:class-names="" text:cond-style-name=""><text:span text:style-name="a391" text:class-names=""><text:date text:fixed="false" style:data-style-name="a392">10/5/2020</text:date></text:span></text:p>
        </draw:text-box>
        <svg:title/>
        <svg:desc/>
      </draw:frame>
      <draw:frame draw:id="id79" presentation:style-name="a397" draw:name="Footer Placeholder 5" svg:x="0.99934in" svg:y="6.43403in" svg:width="7.29753in" svg:height="0.39931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80" presentation:style-name="a400" draw:name="Slide Number Placeholder 6" svg:x="11.49826in" svg:y="6.43403in" svg:width="0.82409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</style:master-page>
    <style:master-page style:name="Master1-Layout14-cust-3 colonnes" style:page-layout-name="pageLayout1" draw:style-name="a402">
      <draw:frame draw:id="id81" presentation:style-name="a406" draw:name="Title 1" svg:x="0.99934in" svg:y="0.66667in" svg:width="11.32301in" svg:height="1.0613in" presentation:class="title" presentation:placeholder="false">
        <draw:text-box>
          <text:p text:style-name="a405" text:class-names="" text:cond-style-name=""><text:span text:style-name="a403" text:class-names="">Modifiez le style du titre</text:span><text:span text:style-name="a404" text:class-names=""/></text:p>
        </draw:text-box>
        <svg:title/>
        <svg:desc/>
      </draw:frame>
      <draw:frame draw:id="id82" presentation:style-name="a410" draw:name="Text Placeholder 2" svg:x="0.99934in" svg:y="2.0625in" svg:width="3.61in" svg:height="0.63021in" presentation:class="outline" presentation:placeholder="false">
        <draw:text-box>
          <text:list text:style-name="a409">
            <text:list-item>
              <text:p text:style-name="a408" text:class-names="" text:cond-style-name=""><text:span text:style-name="a407" text:class-names="">Cliquez pour modifier les styles du texte du masque</text:span></text:p>
            </text:list-item>
          </text:list>
        </draw:text-box>
        <svg:title/>
        <svg:desc/>
      </draw:frame>
      <draw:frame draw:id="id83" presentation:style-name="a414" draw:name="Text Placeholder 3" svg:x="0.99934in" svg:y="2.8125in" svg:width="3.61in" svg:height="3.52083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418" draw:name="Text Placeholder 4" svg:x="4.86298in" svg:y="2.0625in" svg:width="3.61in" svg:height="0.63021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quez pour modifier les styles du texte du masque</text:span></text:p>
            </text:list-item>
          </text:list>
        </draw:text-box>
        <svg:title/>
        <svg:desc/>
      </draw:frame>
      <draw:frame draw:id="id85" presentation:style-name="a422" draw:name="Text Placeholder 3" svg:x="4.85721in" svg:y="2.8125in" svg:width="3.61in" svg:height="3.52083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426" draw:name="Text Placeholder 4" svg:x="8.71235in" svg:y="2.0625in" svg:width="3.61in" svg:height="0.63021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87" presentation:style-name="a430" draw:name="Text Placeholder 3" svg:x="8.71235in" svg:y="2.8125in" svg:width="3.61in" svg:height="3.52083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Cliquez pour modifier les styles du texte du masque</text:span></text:p>
            </text:list-item>
          </text:list>
        </draw:text-box>
        <svg:title/>
        <svg:desc/>
      </draw:frame>
      <draw:frame draw:id="id88" presentation:style-name="a434" draw:name="Date Placeholder 2" svg:x="8.39757in" svg:y="6.43403in" svg:width="3in" svg:height="0.39931in" presentation:class="date-time" presentation:placeholder="false">
        <draw:text-box>
          <text:p text:style-name="a433" text:class-names="" text:cond-style-name=""><text:span text:style-name="a431" text:class-names=""><text:date text:fixed="false" style:data-style-name="a432">10/5/2020</text:date></text:span></text:p>
        </draw:text-box>
        <svg:title/>
        <svg:desc/>
      </draw:frame>
      <draw:frame draw:id="id89" presentation:style-name="a437" draw:name="Footer Placeholder 3" svg:x="0.99934in" svg:y="6.43403in" svg:width="7.29753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90" presentation:style-name="a440" draw:name="Slide Number Placeholder 4" svg:x="11.49826in" svg:y="6.43403in" svg:width="0.82409in" svg:height="0.39931in" presentation:class="page-number" presentation:placeholder="false">
        <draw:text-box>
          <text:p text:style-name="a439" text:class-names="" text:cond-style-name=""><text:span text:style-name="a438" text:class-names=""><text:page-number style:num-format="1" text:fixed="false"/></text:span></text:p>
        </draw:text-box>
        <svg:title/>
        <svg:desc/>
      </draw:frame>
    </style:master-page>
    <style:master-page style:name="Master1-Layout15-cust-3 colonnes-d’image" style:page-layout-name="pageLayout1" draw:style-name="a442">
      <draw:frame draw:id="id91" draw:style-name="a443" draw:name="Picture 1" svg:x="0.98202in" svg:y="1.98842in" svg:width="3.65264in" svg:height="2.02083in" style:rel-width="scale" style:rel-height="scale">
        <draw:image xlink:href="media/image6.png" xlink:type="simple" xlink:show="embed" xlink:actuate="onLoad"/>
        <svg:title/>
        <svg:desc>Slate-V2-HD-3colPhotoInset.png</svg:desc>
      </draw:frame>
      <draw:frame draw:id="id92" draw:style-name="a444" draw:name="Picture 35" svg:x="4.81605in" svg:y="1.98842in" svg:width="3.65264in" svg:height="2.02083in" style:rel-width="scale" style:rel-height="scale">
        <draw:image xlink:href="media/image6.png" xlink:type="simple" xlink:show="embed" xlink:actuate="onLoad"/>
        <svg:title/>
        <svg:desc>Slate-V2-HD-3colPhotoInset.png</svg:desc>
      </draw:frame>
      <draw:frame draw:id="id93" draw:style-name="a445" draw:name="Picture 36" svg:x="8.67897in" svg:y="1.98842in" svg:width="3.65264in" svg:height="2.02083in" style:rel-width="scale" style:rel-height="scale">
        <draw:image xlink:href="media/image6.png" xlink:type="simple" xlink:show="embed" xlink:actuate="onLoad"/>
        <svg:title/>
        <svg:desc>Slate-V2-HD-3colPhotoInset.png</svg:desc>
      </draw:frame>
      <draw:frame draw:id="id94" presentation:style-name="a449" draw:name="Title 1" svg:x="0.99934in" svg:y="0.66667in" svg:width="11.32301in" svg:height="1.0613in" presentation:class="title" presentation:placeholder="false">
        <draw:text-box>
          <text:p text:style-name="a448" text:class-names="" text:cond-style-name=""><text:span text:style-name="a446" text:class-names="">Modifiez le style du titre</text:span><text:span text:style-name="a447" text:class-names=""/></text:p>
        </draw:text-box>
        <svg:title/>
        <svg:desc/>
      </draw:frame>
      <draw:frame draw:id="id95" presentation:style-name="a453" draw:name="Text Placeholder 2" svg:x="0.99934in" svg:y="4.26958in" svg:width="3.61in" svg:height="0.63021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quez pour modifier les styles du texte du masque</text:span></text:p>
            </text:list-item>
          </text:list>
        </draw:text-box>
        <svg:title/>
        <svg:desc/>
      </draw:frame>
      <draw:frame draw:id="id96" presentation:style-name="a457" draw:name="Picture Placeholder 2" svg:x="1.11341in" svg:y="2.12043in" svg:width="3.38185in" svg:height="1.75301in" presentation:class="graphic" presentation:placeholder="false">
        <draw:text-box>
          <text:p text:style-name="a456" text:class-names="" text:cond-style-name=""><text:span text:style-name="a454" text:class-names="">Cliquez sur l'icône pour ajouter une image</text:span><text:span text:style-name="a455" text:class-names=""/></text:p>
        </draw:text-box>
        <svg:title/>
        <svg:desc/>
      </draw:frame>
      <draw:frame draw:id="id97" presentation:style-name="a461" draw:name="Text Placeholder 3" svg:x="0.99934in" svg:y="4.89979in" svg:width="3.61in" svg:height="1.43354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Cliquez pour modifier les styles du texte du masque</text:span></text:p>
            </text:list-item>
          </text:list>
        </draw:text-box>
        <svg:title/>
        <svg:desc/>
      </draw:frame>
      <draw:frame draw:id="id98" presentation:style-name="a465" draw:name="Text Placeholder 4" svg:x="4.85869in" svg:y="4.26958in" svg:width="3.61in" svg:height="0.63021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quez pour modifier les styles du texte du masque</text:span></text:p>
            </text:list-item>
          </text:list>
        </draw:text-box>
        <svg:title/>
        <svg:desc/>
      </draw:frame>
      <draw:frame draw:id="id99" presentation:style-name="a469" draw:name="Picture Placeholder 2" svg:x="4.97128in" svg:y="2.12062in" svg:width="3.38185in" svg:height="1.75871in" presentation:class="graphic" presentation:placeholder="false">
        <draw:text-box>
          <text:p text:style-name="a468" text:class-names="" text:cond-style-name=""><text:span text:style-name="a466" text:class-names="">Cliquez sur l'icône pour ajouter une image</text:span><text:span text:style-name="a467" text:class-names=""/></text:p>
        </draw:text-box>
        <svg:title/>
        <svg:desc/>
      </draw:frame>
      <draw:frame draw:id="id100" presentation:style-name="a473" draw:name="Text Placeholder 3" svg:x="4.85721in" svg:y="4.89979in" svg:width="3.61in" svg:height="1.43354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quez pour modifier les styles du texte du masque</text:span></text:p>
            </text:list-item>
          </text:list>
        </draw:text-box>
        <svg:title/>
        <svg:desc/>
      </draw:frame>
      <draw:frame draw:id="id101" presentation:style-name="a477" draw:name="Text Placeholder 4" svg:x="8.71249in" svg:y="4.26958in" svg:width="3.61in" svg:height="0.63021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Cliquez pour modifier les styles du texte du masque</text:span></text:p>
            </text:list-item>
          </text:list>
        </draw:text-box>
        <svg:title/>
        <svg:desc/>
      </draw:frame>
      <draw:frame draw:id="id102" presentation:style-name="a481" draw:name="Picture Placeholder 2" svg:x="8.83169in" svg:y="2.11552in" svg:width="3.38185in" svg:height="1.75776in" presentation:class="graphic" presentation:placeholder="false">
        <draw:text-box>
          <text:p text:style-name="a480" text:class-names="" text:cond-style-name=""><text:span text:style-name="a478" text:class-names="">Cliquez sur l'icône pour ajouter une image</text:span><text:span text:style-name="a479" text:class-names=""/></text:p>
        </draw:text-box>
        <svg:title/>
        <svg:desc/>
      </draw:frame>
      <draw:frame draw:id="id103" presentation:style-name="a485" draw:name="Text Placeholder 3" svg:x="8.71235in" svg:y="4.89979in" svg:width="3.61in" svg:height="1.43355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Cliquez pour modifier les styles du texte du masque</text:span></text:p>
            </text:list-item>
          </text:list>
        </draw:text-box>
        <svg:title/>
        <svg:desc/>
      </draw:frame>
      <draw:frame draw:id="id104" presentation:style-name="a489" draw:name="Date Placeholder 2" svg:x="8.39757in" svg:y="6.43403in" svg:width="3in" svg:height="0.39931in" presentation:class="date-time" presentation:placeholder="false">
        <draw:text-box>
          <text:p text:style-name="a488" text:class-names="" text:cond-style-name=""><text:span text:style-name="a486" text:class-names=""><text:date text:fixed="false" style:data-style-name="a487">10/5/2020</text:date></text:span></text:p>
        </draw:text-box>
        <svg:title/>
        <svg:desc/>
      </draw:frame>
      <draw:frame draw:id="id105" presentation:style-name="a492" draw:name="Footer Placeholder 3" svg:x="0.99934in" svg:y="6.43403in" svg:width="7.29753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106" presentation:style-name="a495" draw:name="Slide Number Placeholder 4" svg:x="11.49826in" svg:y="6.43403in" svg:width="0.82409in" svg:height="0.39931in" presentation:class="page-number" presentation:placeholder="false">
        <draw:text-box>
          <text:p text:style-name="a494" text:class-names="" text:cond-style-name=""><text:span text:style-name="a493" text:class-names=""><text:page-number style:num-format="1" text:fixed="false"/></text:span></text:p>
        </draw:text-box>
        <svg:title/>
        <svg:desc/>
      </draw:frame>
    </style:master-page>
    <style:master-page style:name="Master1-Layout16-vertTx-Titre-et-texte-vertical" style:page-layout-name="pageLayout1" draw:style-name="a497">
      <draw:frame draw:id="id107" presentation:style-name="a501" draw:name="Title 1" svg:x="0.99934in" svg:y="0.66667in" svg:width="11.32301in" svg:height="1.0613in" presentation:class="title" presentation:placeholder="false">
        <draw:text-box>
          <text:p text:style-name="a500" text:class-names="" text:cond-style-name=""><text:span text:style-name="a498" text:class-names="">Modifiez le style du titre</text:span><text:span text:style-name="a499" text:class-names=""/></text:p>
        </draw:text-box>
        <svg:title/>
        <svg:desc/>
      </draw:frame>
      <draw:frame draw:id="id108" presentation:style-name="a518" draw:name="Vertical Text Placeholder 2" svg:x="0.99934in" svg:y="1.89463in" svg:width="11.32301in" svg:height="4.4387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quez pour modifier les styles du texte du masque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Deuxième niveau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Cinquième niveau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522" draw:name="Date Placeholder 3" svg:x="8.39757in" svg:y="6.43403in" svg:width="3in" svg:height="0.39931in" presentation:class="date-time" presentation:placeholder="false">
        <draw:text-box>
          <text:p text:style-name="a521" text:class-names="" text:cond-style-name=""><text:span text:style-name="a519" text:class-names=""><text:date text:fixed="false" style:data-style-name="a520">10/5/2020</text:date></text:span></text:p>
        </draw:text-box>
        <svg:title/>
        <svg:desc/>
      </draw:frame>
      <draw:frame draw:id="id110" presentation:style-name="a525" draw:name="Footer Placeholder 4" svg:x="0.99934in" svg:y="6.43403in" svg:width="7.29753in" svg:height="0.39931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111" presentation:style-name="a528" draw:name="Slide Number Placeholder 5" svg:x="11.49826in" svg:y="6.43403in" svg:width="0.82409in" svg:height="0.39931in" presentation:class="page-number" presentation:placeholder="false">
        <draw:text-box>
          <text:p text:style-name="a527" text:class-names="" text:cond-style-name=""><text:span text:style-name="a526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530">
      <draw:frame draw:id="id112" presentation:style-name="a534" draw:name="Vertical Title 1" svg:x="9.824in" svg:y="0.66667in" svg:width="2.49835in" svg:height="5.66667in" presentation:class="title" presentation:placeholder="false">
        <draw:text-box>
          <text:p text:style-name="a533" text:class-names="" text:cond-style-name=""><text:span text:style-name="a531" text:class-names="">Modifiez le style du titre</text:span><text:span text:style-name="a532" text:class-names=""/></text:p>
        </draw:text-box>
        <svg:title/>
        <svg:desc/>
      </draw:frame>
      <draw:frame draw:id="id113" presentation:style-name="a551" draw:name="Vertical Text Placeholder 2" svg:x="0.99934in" svg:y="0.66667in" svg:width="8.658in" svg:height="5.66667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Cliquez pour modifier les styles du texte du masque</text:span></text:p>
            </text:list-item>
          </text:list>
          <text:list text:style-name="a540">
            <text:list-item>
              <text:list text:style-name="a540">
                <text:list-item>
                  <text:p text:style-name="a539" text:class-names="" text:cond-style-name=""><text:span text:style-name="a538" text:class-names="">Deuxième niveau</text:span></text:p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p text:style-name="a542" text:class-names="" text:cond-style-name=""><text:span text:style-name="a5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p text:style-name="a545" text:class-names="" text:cond-style-name=""><text:span text:style-name="a5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list text:style-name="a550">
                            <text:list-item>
                              <text:p text:style-name="a549" text:class-names="" text:cond-style-name=""><text:span text:style-name="a547" text:class-names="">Cinquième niveau</text:span><text:span text:style-name="a5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55" draw:name="Date Placeholder 3" svg:x="8.39757in" svg:y="6.43403in" svg:width="3in" svg:height="0.39931in" presentation:class="date-time" presentation:placeholder="false">
        <draw:text-box>
          <text:p text:style-name="a554" text:class-names="" text:cond-style-name=""><text:span text:style-name="a552" text:class-names=""><text:date text:fixed="false" style:data-style-name="a553">10/5/2020</text:date></text:span></text:p>
        </draw:text-box>
        <svg:title/>
        <svg:desc/>
      </draw:frame>
      <draw:frame draw:id="id115" presentation:style-name="a558" draw:name="Footer Placeholder 4" svg:x="0.99934in" svg:y="6.43403in" svg:width="7.29753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116" presentation:style-name="a561" draw:name="Slide Number Placeholder 5" svg:x="11.49826in" svg:y="6.43403in" svg:width="0.82409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Thibaud Hernandez</meta:initial-creator>
    <dc:creator>Thibaud Hernandez</dc:creator>
    <meta:creation-date>2020-10-04T16:38:38Z</meta:creation-date>
    <dc:date>2020-10-04T22:34:19Z</dc:date>
    <meta:editing-cycles>11</meta:editing-cycles>
    <meta:editing-duration>PT21295S</meta:editing-duration>
    <meta:document-statistic meta:paragraph-count="23" meta:word-count="51"/>
  </office:meta>
</office:document-meta>
</file>